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22.04pt"/>
    </style:style>
    <style:style style:name="co5" style:family="table-column">
      <style:table-column-properties fo:break-before="auto" style:column-width="85.55pt"/>
    </style:style>
    <style:style style:name="co6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 table:number-columns-repeated="2"/>
          <table:table-cell office:value-type="string" calcext:value-type="string">
            <text:p>Epula Formula</text:p>
          </table:table-cell>
          <table:table-cell/>
          <table:table-cell office:value-type="string" calcext:value-type="string">
            <text:p>(Weight x Reps x 0.033) + Weight</text:p>
          </table:table-cell>
          <table:table-cell table:number-columns-repeated="2"/>
          <table:table-cell office:value-type="string" calcext:value-type="string">
            <text:p>(slighly less than rep max)</text:p>
          </table:table-cell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 table:number-columns-repeated="2"/>
          <table:table-cell table:formula="of:=137.5*2*0.033" office:value-type="float" office:value="9.075" calcext:value-type="float">
            <text:p>9.075</text:p>
          </table:table-cell>
          <table:table-cell table:formula="of:=[.E17]+140" office:value-type="float" office:value="149.075" calcext:value-type="float">
            <text:p>149.0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 table:number-columns-repeated="2"/>
          <table:table-cell table:formula="of:=77*10*0.033" office:value-type="float" office:value="25.41" calcext:value-type="float">
            <text:p>25.41</text:p>
          </table:table-cell>
          <table:table-cell table:formula="of:=[.E18]+77" office:value-type="float" office:value="102.41" calcext:value-type="float">
            <text:p>102.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 table:number-columns-repeated="8"/>
        </table:table-row>
        <table:table-row table:style-name="ro2" table:number-rows-repeated="4">
          <table:table-cell table:style-name="ce2"/>
          <table:table-cell table:style-name="ce10"/>
          <table:table-cell table:number-columns-repeated="8"/>
        </table:table-row>
        <table:table-row table:style-name="ro2" table:number-rows-repeated="2">
          <table:table-cell table:style-name="ce3"/>
          <table:table-cell table:style-name="ce11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 table:number-columns-repeated="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 table:number-columns-repeated="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 table:number-columns-repeated="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 table:number-columns-repeated="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 table:number-columns-repeated="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 table:number-columns-repeated="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 table:number-columns-repeated="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 table:number-columns-repeated="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 Week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1016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Back squat - 75% x 5 x 5</text:p>
          </table:table-cell>
          <table:table-cell office:value-type="float" office:value="0.75" calcext:value-type="float">
            <text:p>0.75</text:p>
          </table:table-cell>
          <table:table-cell table:formula="of:=[.C9]*['RM Table'.B9]" office:value-type="float" office:value="114.583333333333" calcext:value-type="float">
            <text:p>114.5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9]*[.F9]" office:value-type="float" office:value="25" calcext:value-type="float">
            <text:p>25</text:p>
          </table:table-cell>
          <table:table-cell table:formula="of:=[.C9]/['RM Table'.$B$36]" office:value-type="float" office:value="0.852272727272727" calcext:value-type="float">
            <text:p>0.85</text:p>
          </table:table-cell>
          <table:table-cell/>
          <table:table-cell table:formula="of:=[.F9]*[.E9]*[.D9]" office:value-type="float" office:value="2864.58333333333" calcext:value-type="float">
            <text:p>2864.58333333333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deadlift - 90% (of clean) x 5 x 3</text:p>
          </table:table-cell>
          <table:table-cell office:value-type="float" office:value="0.9" calcext:value-type="float">
            <text:p>0.9</text:p>
          </table:table-cell>
          <table:table-cell table:formula="of:=[.C10]*['RM Table'.B11]" office:value-type="float" office:value="99" calcext:value-type="float">
            <text:p>99.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table:formula="of:=[.C10]/['RM Table'.$B$36]" office:value-type="float" office:value="1.02272727272727" calcext:value-type="float">
            <text:p>1.02</text:p>
          </table:table-cell>
          <table:table-cell/>
          <table:table-cell table:formula="of:=[.F10]*[.E10]*[.D10]" office:value-type="float" office:value="1485" calcext:value-type="float">
            <text:p>1485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ush press - 70% x 5 x 5</text:p>
          </table:table-cell>
          <table:table-cell office:value-type="float" office:value="0.7" calcext:value-type="float">
            <text:p>0.7</text:p>
          </table:table-cell>
          <table:table-cell table:formula="of:=[.C11]*['RM Table'.B5]" office:value-type="float" office:value="71.505376344086" calcext:value-type="float">
            <text:p>71.5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['RM Table'.$B$36]" office:value-type="float" office:value="0.795454545454546" calcext:value-type="float">
            <text:p>0.80</text:p>
          </table:table-cell>
          <table:table-cell/>
          <table:table-cell table:formula="of:=[.F11]*[.E11]*[.D11]" office:value-type="float" office:value="1787.63440860215" calcext:value-type="float">
            <text:p>1787.63440860215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Jerk dip squat - 90% (of jerk) x 5 x 3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E12]*[.F12]" office:value-type="float" office:value="0" calcext:value-type="float">
            <text:p>0</text:p>
          </table:table-cell>
          <table:table-cell table:number-columns-repeated="2"/>
          <table:table-cell table:formula="of:=[.F12]*[.E12]*[.D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Y 2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Muscle snatch - 40% (of snatch) x 3 x 2</text:p>
          </table:table-cell>
          <table:table-cell office:value-type="float" office:value="0.4" calcext:value-type="float">
            <text:p>0.4</text:p>
          </table:table-cell>
          <table:table-cell table:formula="of:=[.C16]*['RM Table'.B13]" office:value-type="float" office:value="32" calcext:value-type="float">
            <text:p>32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ower clean + clean - 60% (of clean) x 2 + 1 x 3</text:p>
          </table:table-cell>
          <table:table-cell office:value-type="float" office:value="0.6" calcext:value-type="float">
            <text:p>0.6</text:p>
          </table:table-cell>
          <table:table-cell table:formula="of:=[.C17]*['RM Table'.B11]" office:value-type="float" office:value="66" calcext:value-type="float">
            <text:p>66.00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ower jerk + jerk - 60% (of jerk) x 2 + 1 x 3</text:p>
          </table:table-cell>
          <table:table-cell office:value-type="float" office:value="0.6" calcext:value-type="float">
            <text:p>0.6</text:p>
          </table:table-cell>
          <table:table-cell table:formula="of:=[.C18]*['RM Table'.B6]" office:value-type="float" office:value="71.875" calcext:value-type="float">
            <text:p>71.88</text:p>
          </table:table-cell>
          <table:table-cell table:number-columns-repeated="2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3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Front squat - 75% x 4 x 5</text:p>
          </table:table-cell>
          <table:table-cell office:value-type="float" office:value="0.75" calcext:value-type="float">
            <text:p>0.75</text:p>
          </table:table-cell>
          <table:table-cell table:formula="of:=[.C23]*['RM Table'.B10]" office:value-type="float" office:value="104.838709677419" calcext:value-type="float">
            <text:p>104.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20" calcext:value-type="float">
            <text:p>20</text:p>
          </table:table-cell>
          <table:table-cell table:formula="of:=[.C23]/['RM Table'.B35]" office:value-type="float" office:value="0.833333333333333" calcext:value-type="float">
            <text:p>0.83</text:p>
          </table:table-cell>
          <table:table-cell/>
          <table:table-cell table:formula="of:=[.F23]*[.E23]*[.D23]" office:value-type="float" office:value="2096.77419354838" calcext:value-type="float">
            <text:p>2096.77419354838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pull - 85% (of snatch) x 3 x 4</text:p>
          </table:table-cell>
          <table:table-cell office:value-type="float" office:value="0.85" calcext:value-type="float">
            <text:p>0.85</text:p>
          </table:table-cell>
          <table:table-cell table:formula="of:=[.C24]*['RM Table'.B13]" office:value-type="float" office:value="68" calcext:value-type="float">
            <text:p>68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['RM Table'.$B$34]" office:value-type="float" office:value="0.913978494623656" calcext:value-type="float">
            <text:p>0.91</text:p>
          </table:table-cell>
          <table:table-cell/>
          <table:table-cell table:formula="of:=[.F24]*[.E24]*[.D24]" office:value-type="float" office:value="816" calcext:value-type="float">
            <text:p>816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Jerk - 70% x 3 x 2; 75% x 2 x 2; 80% x 2 x 2</text:p>
          </table:table-cell>
          <table:table-cell office:value-type="float" office:value="0.7" calcext:value-type="float">
            <text:p>0.7</text:p>
          </table:table-cell>
          <table:table-cell table:formula="of:=[.C25]*['RM Table'.$B$6]" office:value-type="float" office:value="83.8541666666667" calcext:value-type="float">
            <text:p>83.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6" calcext:value-type="float">
            <text:p>6</text:p>
          </table:table-cell>
          <table:table-cell table:formula="of:=[.C25]/['RM Table'.$B$34]" office:value-type="float" office:value="0.752688172043011" calcext:value-type="float">
            <text:p>0.75</text:p>
          </table:table-cell>
          <table:table-cell/>
          <table:table-cell table:formula="of:=[.F25]*[.E25]*[.D25]" office:value-type="float" office:value="503.125" calcext:value-type="float">
            <text:p>503.12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C26]*['RM Table'.$B$6]" office:value-type="float" office:value="89.84375" calcext:value-type="float">
            <text:p>89.8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6]*[.F26]" office:value-type="float" office:value="4" calcext:value-type="float">
            <text:p>4</text:p>
          </table:table-cell>
          <table:table-cell table:formula="of:=[.C26]/['RM Table'.$B$33]" office:value-type="float" office:value="0.78125" calcext:value-type="float">
            <text:p>0.78</text:p>
          </table:table-cell>
          <table:table-cell/>
          <table:table-cell table:formula="of:=[.F26]*[.E26]*[.D26]" office:value-type="float" office:value="359.375" calcext:value-type="float">
            <text:p>359.3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[.C27]*['RM Table'.$B$6]" office:value-type="float" office:value="95.8333333333333" calcext:value-type="float">
            <text:p>95.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7]*[.F27]" office:value-type="float" office:value="4" calcext:value-type="float">
            <text:p>4</text:p>
          </table:table-cell>
          <table:table-cell table:formula="of:=[.C27]/['RM Table'.$B$33]" office:value-type="float" office:value="0.833333333333333" calcext:value-type="float">
            <text:p>0.83</text:p>
          </table:table-cell>
          <table:table-cell/>
          <table:table-cell table:formula="of:=[.F27]*[.E27]*[.D27]" office:value-type="float" office:value="383.333333333333" calcext:value-type="float">
            <text:p>383.3333333333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4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5 </text:p>
          </table:table-cell>
          <table:table-cell table:number-columns-repeated="4"/>
          <table:table-cell table:formula="of:=[.E33]*[.F33]" office:value-type="float" office:value="0" calcext:value-type="float">
            <text:p>0</text:p>
          </table:table-cell>
          <table:table-cell table:number-columns-repeated="2"/>
          <table:table-cell table:formula="of:=[.F33]*[.E33]*[.D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Overhead squat - 65% (of snatch) x 3 x 5; 3 sec pause in bottom</text:p>
          </table:table-cell>
          <table:table-cell office:value-type="float" office:value="0.65" calcext:value-type="float">
            <text:p>0.65</text:p>
          </table:table-cell>
          <table:table-cell table:formula="of:=[.C34]*['RM Table'.B8]" office:value-type="float" office:value="59.5833333333333" calcext:value-type="float">
            <text:p>59.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4]*[.F34]" office:value-type="float" office:value="15" calcext:value-type="float">
            <text:p>15</text:p>
          </table:table-cell>
          <table:table-cell table:number-columns-repeated="2"/>
          <table:table-cell table:formula="of:=[.F34]*[.E34]*[.D34]" office:value-type="float" office:value="893.75" calcext:value-type="float">
            <text:p>893.75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Tall snatch - 3 x 3; find weight that allows good speed and sharp turnover</text:p>
          </table:table-cell>
          <table:table-cell table:number-columns-repeated="4"/>
          <table:table-cell table:formula="of:=[.E35]*[.F35]" office:value-type="float" office:value="0" calcext:value-type="float">
            <text:p>0</text:p>
          </table:table-cell>
          <table:table-cell table:number-columns-repeated="2"/>
          <table:table-cell table:formula="of:=[.F35]*[.E35]*[.D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High-hang snatch - 60% x 2 x 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6]*[.F36]" office:value-type="float" office:value="0" calcext:value-type="float">
            <text:p>0</text:p>
          </table:table-cell>
          <table:table-cell table:number-columns-repeated="2"/>
          <table:table-cell table:formula="of:=[.F36]*[.E36]*[.D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2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1016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Back squat - 80% x 3 x 5</text:p>
          </table:table-cell>
          <table:table-cell office:value-type="float" office:value="0.8" calcext:value-type="float">
            <text:p>0.8</text:p>
          </table:table-cell>
          <table:table-cell table:formula="of:=[.C9]*['RM Table'.B9]" office:value-type="float" office:value="122.222222222222" calcext:value-type="float">
            <text:p>122.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*[.F9]" office:value-type="float" office:value="15" calcext:value-type="float">
            <text:p>15</text:p>
          </table:table-cell>
          <table:table-cell table:formula="of:=[.C9]/#REF!" office:value-type="string" office:string-value="" calcext:value-type="error">
            <text:p>#REF!</text:p>
          </table:table-cell>
          <table:table-cell/>
          <table:table-cell table:formula="of:=[.F9]*[.E9]*[.D9]" office:value-type="float" office:value="1833.33333333333" calcext:value-type="float">
            <text:p>1833.33333333333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deadlift - 100% (of snatch) x 3 x 3</text:p>
          </table:table-cell>
          <table:table-cell office:value-type="float" office:value="1" calcext:value-type="float">
            <text:p>1</text:p>
          </table:table-cell>
          <table:table-cell table:formula="of:=[.C10]*['RM Table'.B13]" office:value-type="float" office:value="80" calcext:value-type="float">
            <text:p>80.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table:formula="of:=[.C10]/#REF!" office:value-type="string" office:string-value="" calcext:value-type="error">
            <text:p>#REF!</text:p>
          </table:table-cell>
          <table:table-cell/>
          <table:table-cell table:formula="of:=[.F10]*[.E10]*[.D10]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Push press - 73% x 5 x 5</text:p>
          </table:table-cell>
          <table:table-cell office:value-type="float" office:value="0.73" calcext:value-type="float">
            <text:p>0.73</text:p>
          </table:table-cell>
          <table:table-cell table:formula="of:=[.C11]*['RM Table'.B5]" office:value-type="float" office:value="74.5698924731183" calcext:value-type="float">
            <text:p>74.5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#REF!" office:value-type="string" office:string-value="" calcext:value-type="error">
            <text:p>#REF!</text:p>
          </table:table-cell>
          <table:table-cell/>
          <table:table-cell table:formula="of:=[.F11]*[.E11]*[.D11]" office:value-type="float" office:value="1864.24731182796" calcext:value-type="float">
            <text:p>1864.24731182796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4"/>
          <table:table-cell table:formula="of:=[.E12]*[.F12]" office:value-type="float" office:value="0" calcext:value-type="float">
            <text:p>0</text:p>
          </table:table-cell>
          <table:table-cell table:number-columns-repeated="2"/>
          <table:table-cell table:formula="of:=[.F12]*[.E12]*[.D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Y 2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6" office:value-type="string" calcext:value-type="string">
            <text:p>Mid-hang muscle snatch - 40% (of snatch) x 3 x 3</text:p>
          </table:table-cell>
          <table:table-cell office:value-type="float" office:value="0.4" calcext:value-type="float">
            <text:p>0.4</text:p>
          </table:table-cell>
          <table:table-cell table:formula="of:=[.C16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ean + jerk + power clean - (55% (of CJ) x 1+1+1, 60% x 1+1+1, 65% x 1+1+1) x 2</text:p>
          </table:table-cell>
          <table:table-cell office:value-type="float" office:value="0.6" calcext:value-type="float">
            <text:p>0.6</text:p>
          </table:table-cell>
          <table:table-cell table:formula="of:=[.C17]*#REF!" office:value-type="string" office:string-value="" calcext:value-type="error">
            <text:p>#REF!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4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3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Front squat - 75% x 3 x 5</text:p>
          </table:table-cell>
          <table:table-cell office:value-type="float" office:value="0.75" calcext:value-type="float">
            <text:p>0.75</text:p>
          </table:table-cell>
          <table:table-cell table:formula="of:=[.C23]*['RM Table'.B10]" office:value-type="float" office:value="104.838709677419" calcext:value-type="float">
            <text:p>104.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15" calcext:value-type="float">
            <text:p>15</text:p>
          </table:table-cell>
          <table:table-cell table:formula="of:=[.C23]/#REF!" office:value-type="string" office:string-value="" calcext:value-type="error">
            <text:p>#REF!</text:p>
          </table:table-cell>
          <table:table-cell/>
          <table:table-cell table:formula="of:=[.F23]*[.E23]*[.D23]" office:value-type="float" office:value="1572.58064516129" calcext:value-type="float">
            <text:p>1572.58064516129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pull - 85% (of snatch) x 3 x 3</text:p>
          </table:table-cell>
          <table:table-cell office:value-type="float" office:value="0.85" calcext:value-type="float">
            <text:p>0.85</text:p>
          </table:table-cell>
          <table:table-cell table:formula="of:=[.C24]*['RM Table'.B13]" office:value-type="float" office:value="68" calcext:value-type="float">
            <text:p>68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#REF!" office:value-type="string" office:string-value="" calcext:value-type="error">
            <text:p>#REF!</text:p>
          </table:table-cell>
          <table:table-cell/>
          <table:table-cell table:formula="of:=[.F24]*[.E24]*[.D24]" office:value-type="float" office:value="816" calcext:value-type="float">
            <text:p>816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Jerk - max for day; 90% of that x 1; 80% x 2 x 2</text:p>
          </table:table-cell>
          <table:table-cell office:value-type="float" office:value="0.7" calcext:value-type="float">
            <text:p>0.7</text:p>
          </table:table-cell>
          <table:table-cell table:formula="of:=[.C25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6" calcext:value-type="float">
            <text:p>6</text:p>
          </table:table-cell>
          <table:table-cell table:formula="of:=[.C25]/#REF!" office:value-type="string" office:string-value="" calcext:value-type="error">
            <text:p>#REF!</text:p>
          </table:table-cell>
          <table:table-cell/>
          <table:table-cell table:formula="of:=[.F25]*[.E25]*[.D25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4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5 </text:p>
          </table:table-cell>
          <table:table-cell table:number-columns-repeated="4"/>
          <table:table-cell table:formula="of:=[.E33]*[.F33]" office:value-type="float" office:value="0" calcext:value-type="float">
            <text:p>0</text:p>
          </table:table-cell>
          <table:table-cell table:number-columns-repeated="2"/>
          <table:table-cell table:formula="of:=[.F33]*[.E33]*[.D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Mid-hang power snatch - 65% x 2 x 5; 1 min rest</text:p>
          </table:table-cell>
          <table:table-cell office:value-type="float" office:value="0.65" calcext:value-type="float">
            <text:p>0.65</text:p>
          </table:table-cell>
          <table:table-cell table:formula="of:=[.C34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4]*[.F34]" office:value-type="float" office:value="15" calcext:value-type="float">
            <text:p>15</text:p>
          </table:table-cell>
          <table:table-cell table:number-columns-repeated="2"/>
          <table:table-cell table:formula="of:=[.F34]*[.E34]*[.D3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balance - max for day; 90% of that x 1; 80% x 2 x 2</text:p>
          </table:table-cell>
          <table:table-cell table:number-columns-repeated="4"/>
          <table:table-cell table:formula="of:=[.E35]*[.F35]" office:value-type="float" office:value="0" calcext:value-type="float">
            <text:p>0</text:p>
          </table:table-cell>
          <table:table-cell table:number-columns-repeated="2"/>
          <table:table-cell table:formula="of:=[.F35]*[.E35]*[.D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High-hang snatch - 60% x 2 x 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6]*[.F36]" office:value-type="float" office:value="0" calcext:value-type="float">
            <text:p>0</text:p>
          </table:table-cell>
          <table:table-cell table:number-columns-repeated="2"/>
          <table:table-cell table:formula="of:=[.F36]*[.E36]*[.D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3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1016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Back squat - 83% x 3 x 5</text:p>
          </table:table-cell>
          <table:table-cell office:value-type="float" office:value="0.83" calcext:value-type="float">
            <text:p>0.83</text:p>
          </table:table-cell>
          <table:table-cell table:formula="of:=[.C9]*['RM Table'.B9]" office:value-type="float" office:value="126.805555555556" calcext:value-type="float">
            <text:p>126.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*[.F9]" office:value-type="float" office:value="15" calcext:value-type="float">
            <text:p>15</text:p>
          </table:table-cell>
          <table:table-cell table:formula="of:=[.C9]/['RM Table'.$B$34]" office:value-type="float" office:value="0.89247311827957" calcext:value-type="float">
            <text:p>0.89</text:p>
          </table:table-cell>
          <table:table-cell/>
          <table:table-cell table:formula="of:=[.F9]*[.E9]*[.D9]" office:value-type="float" office:value="1902.08333333334" calcext:value-type="float">
            <text:p>1902.08333333334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deadlift - 103% x 3 x 3</text:p>
          </table:table-cell>
          <table:table-cell office:value-type="float" office:value="1.03" calcext:value-type="float">
            <text:p>1.03</text:p>
          </table:table-cell>
          <table:table-cell table:formula="of:=[.C10]*['RM Table'.B13]" office:value-type="float" office:value="82.4" calcext:value-type="float">
            <text:p>82.4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formula="of:=[.C10]/['RM Table'.$B$34]" office:value-type="float" office:value="1.10752688172043" calcext:value-type="float">
            <text:p>1.11</text:p>
          </table:table-cell>
          <table:table-cell/>
          <table:table-cell table:formula="of:=[.F10]*[.E10]*[.D10]" office:value-type="float" office:value="741.6" calcext:value-type="float">
            <text:p>741.6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Push press - 76% x 5 x 5</text:p>
          </table:table-cell>
          <table:table-cell office:value-type="float" office:value="0.76" calcext:value-type="float">
            <text:p>0.76</text:p>
          </table:table-cell>
          <table:table-cell table:formula="of:=[.C11]*['RM Table'.B5]" office:value-type="float" office:value="77.6344086021505" calcext:value-type="float">
            <text:p>77.6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#REF!" office:value-type="string" office:string-value="" calcext:value-type="error">
            <text:p>#REF!</text:p>
          </table:table-cell>
          <table:table-cell/>
          <table:table-cell table:formula="of:=[.F11]*[.E11]*[.D11]" office:value-type="float" office:value="1940.86021505376" calcext:value-type="float">
            <text:p>1940.86021505376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Y 2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Muscle snatch - 40% (of snatch) x 3 x 2</text:p>
          </table:table-cell>
          <table:table-cell office:value-type="float" office:value="0.4" calcext:value-type="float">
            <text:p>0.4</text:p>
          </table:table-cell>
          <table:table-cell table:formula="of:=[.C16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ower clean + clean - 60% (of clean) x 2 + 1 x 3</text:p>
          </table:table-cell>
          <table:table-cell office:value-type="float" office:value="0.6" calcext:value-type="float">
            <text:p>0.6</text:p>
          </table:table-cell>
          <table:table-cell table:formula="of:=[.C17]*#REF!" office:value-type="string" office:string-value="" calcext:value-type="error">
            <text:p>#REF!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ower jerk + jerk - 60% (of jerk) x 2 + 1 x 3</text:p>
          </table:table-cell>
          <table:table-cell office:value-type="float" office:value="0.6" calcext:value-type="float">
            <text:p>0.6</text:p>
          </table:table-cell>
          <table:table-cell table:formula="of:=[.C18]*#REF!" office:value-type="string" office:string-value="" calcext:value-type="error">
            <text:p>#REF!</text:p>
          </table:table-cell>
          <table:table-cell table:number-columns-repeated="2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3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Jerk - max for day; 85% of that x 2 x 2</text:p>
          </table:table-cell>
          <table:table-cell office:value-type="float" office:value="0.85" calcext:value-type="float">
            <text:p>0.85</text:p>
          </table:table-cell>
          <table:table-cell table:formula="of:=[.C23]*#REF!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20" calcext:value-type="float">
            <text:p>20</text:p>
          </table:table-cell>
          <table:table-cell table:formula="of:=[.C23]/#REF!" office:value-type="string" office:string-value="" calcext:value-type="error">
            <text:p>#REF!</text:p>
          </table:table-cell>
          <table:table-cell/>
          <table:table-cell table:formula="of:=[.F23]*[.E23]*[.D23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pull - 90% (of snatch) x 3 x 3</text:p>
          </table:table-cell>
          <table:table-cell office:value-type="float" office:value="0.9" calcext:value-type="float">
            <text:p>0.9</text:p>
          </table:table-cell>
          <table:table-cell table:formula="of:=[.C24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#REF!" office:value-type="string" office:string-value="" calcext:value-type="error">
            <text:p>#REF!</text:p>
          </table:table-cell>
          <table:table-cell/>
          <table:table-cell table:formula="of:=[.F24]*[.E24]*[.D2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Front squat - 78% x 3 x 5</text:p>
          </table:table-cell>
          <table:table-cell office:value-type="float" office:value="0.78" calcext:value-type="float">
            <text:p>0.78</text:p>
          </table:table-cell>
          <table:table-cell table:formula="of:=[.C25]*['RM Table'.B10]" office:value-type="float" office:value="109.032258064516" calcext:value-type="float">
            <text:p>109.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25]*[.F25]" office:value-type="float" office:value="15" calcext:value-type="float">
            <text:p>15</text:p>
          </table:table-cell>
          <table:table-cell table:formula="of:=[.C25]/['RM Table'.$B$34]" office:value-type="float" office:value="0.838709677419355" calcext:value-type="float">
            <text:p>0.84</text:p>
          </table:table-cell>
          <table:table-cell/>
          <table:table-cell table:formula="of:=[.F25]*[.E25]*[.D25]" office:value-type="float" office:value="1635.48387096774" calcext:value-type="float">
            <text:p>1635.4838709677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4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5 </text:p>
          </table:table-cell>
          <table:table-cell table:number-columns-repeated="4"/>
          <table:table-cell table:formula="of:=[.E33]*[.F33]" office:value-type="float" office:value="0" calcext:value-type="float">
            <text:p>0</text:p>
          </table:table-cell>
          <table:table-cell table:number-columns-repeated="2"/>
          <table:table-cell table:formula="of:=[.F33]*[.E33]*[.D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balance - max for day; 70% of that x 3 x 4</text:p>
          </table:table-cell>
          <table:table-cell office:value-type="float" office:value="0.65" calcext:value-type="float">
            <text:p>0.65</text:p>
          </table:table-cell>
          <table:table-cell table:formula="of:=[.C34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4]*[.F34]" office:value-type="float" office:value="15" calcext:value-type="float">
            <text:p>15</text:p>
          </table:table-cell>
          <table:table-cell table:number-columns-repeated="2"/>
          <table:table-cell table:formula="of:=[.F34]*[.E34]*[.D3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Power snatch + snatch - 75% (of power snatch) x 1+1 x 5 sets; 2 min rest</text:p>
          </table:table-cell>
          <table:table-cell table:number-columns-repeated="4"/>
          <table:table-cell table:formula="of:=[.E35]*[.F35]" office:value-type="float" office:value="0" calcext:value-type="float">
            <text:p>0</text:p>
          </table:table-cell>
          <table:table-cell table:number-columns-repeated="2"/>
          <table:table-cell table:formula="of:=[.F35]*[.E35]*[.D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6]*[.F36]" office:value-type="float" office:value="0" calcext:value-type="float">
            <text:p>0</text:p>
          </table:table-cell>
          <table:table-cell table:number-columns-repeated="2"/>
          <table:table-cell table:formula="of:=[.F36]*[.E36]*[.D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4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3" table:default-cell-style-name="ce12"/>
        <table:table-column table:style-name="co6" table:default-cell-style-name="ce12"/>
        <table:table-column table:style-name="co3" table:number-columns-repeated="1012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Monday - Day 1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/Tonnage</text:p>
          </table:table-cell>
          <table:table-cell/>
          <table:table-cell office:value-type="string" calcext:value-type="string">
            <text:p>Intensity * Volume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Back squat - 85% x 2 x 4</text:p>
          </table:table-cell>
          <table:table-cell office:value-type="float" office:value="0.83" calcext:value-type="float">
            <text:p>0.83</text:p>
          </table:table-cell>
          <table:table-cell table:formula="of:=[.C9]*['RM Table'.B9]" office:value-type="float" office:value="126.805555555556" calcext:value-type="float">
            <text:p>126.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9]*[.F9]" office:value-type="float" office:value="8" calcext:value-type="float">
            <text:p>8</text:p>
          </table:table-cell>
          <table:table-cell table:formula="of:=[.C9]/['RM Table'.B33]" office:value-type="float" office:value="0.864583333333333" calcext:value-type="float">
            <text:p>0.86</text:p>
          </table:table-cell>
          <table:table-cell/>
          <table:table-cell table:formula="of:=[.F9]*[.E9]*[.D9]" office:value-type="float" office:value="1014.44444444445" calcext:value-type="float">
            <text:p>1014.44444444445</text:p>
          </table:table-cell>
          <table:table-cell/>
          <table:table-cell table:formula="of:=[.C9]*[.G9]" office:value-type="float" office:value="6.64" calcext:value-type="float">
            <text:p>6.64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Snatch deadlift - 105% (of snatch) x 3 x 3</text:p>
          </table:table-cell>
          <table:table-cell office:value-type="float" office:value="1.03" calcext:value-type="float">
            <text:p>1.03</text:p>
          </table:table-cell>
          <table:table-cell table:formula="of:=[.C10]*#REF!" office:value-type="string" office:string-value="" calcext:value-type="error">
            <text:p>#REF!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formula="of:=[.C10]/#REF!" office:value-type="string" office:string-value="" calcext:value-type="error">
            <text:p>#REF!</text:p>
          </table:table-cell>
          <table:table-cell/>
          <table:table-cell table:formula="of:=[.F10]*[.E10]*[.D10]" office:value-type="string" office:string-value="" calcext:value-type="error">
            <text:p>#REF!</text:p>
          </table:table-cell>
          <table:table-cell/>
          <table:table-cell table:formula="of:=[.C10]*[.G10]" office:value-type="float" office:value="9.27" calcext:value-type="float">
            <text:p>9.27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Push press - 78% x 4 x 5</text:p>
          </table:table-cell>
          <table:table-cell office:value-type="float" office:value="0.76" calcext:value-type="float">
            <text:p>0.76</text:p>
          </table:table-cell>
          <table:table-cell table:formula="of:=[.C11]*#REF!" office:value-type="string" office:string-value="" calcext:value-type="error">
            <text:p>#REF!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#REF!" office:value-type="string" office:string-value="" calcext:value-type="error">
            <text:p>#REF!</text:p>
          </table:table-cell>
          <table:table-cell/>
          <table:table-cell table:formula="of:=[.F11]*[.E11]*[.D11]" office:value-type="string" office:string-value="" calcext:value-type="error">
            <text:p>#REF!</text:p>
          </table:table-cell>
          <table:table-cell/>
          <table:table-cell table:formula="of:=[.C11]*[.G11]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9"/>
          <table:table-cell table:formula="of:=[.C12]*[.G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/>
          <table:table-cell table:formula="of:=[.C13]*[.G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/>
          <table:table-cell table:formula="of:=[.C14]*[.G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Tuesday - Day 23 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/>
          <table:table-cell table:formula="of:=[.C15]*[.G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Muscle snatch - 40% x 3 x 3</text:p>
          </table:table-cell>
          <table:table-cell office:value-type="float" office:value="0.4" calcext:value-type="float">
            <text:p>0.4</text:p>
          </table:table-cell>
          <table:table-cell table:formula="of:=[.C16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string" office:string-value="" calcext:value-type="error">
            <text:p>#REF!</text:p>
          </table:table-cell>
          <table:table-cell/>
          <table:table-cell table:formula="of:=[.C16]*[.G16]" office:value-type="float" office:value="2.4" calcext:value-type="float">
            <text:p>2.4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Clean &amp; jerk - 70% x 2 x 5</text:p>
          </table:table-cell>
          <table:table-cell office:value-type="float" office:value="0.6" calcext:value-type="float">
            <text:p>0.6</text:p>
          </table:table-cell>
          <table:table-cell table:formula="of:=[.C17]*#REF!" office:value-type="string" office:string-value="" calcext:value-type="error">
            <text:p>#REF!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string" office:string-value="" calcext:value-type="error">
            <text:p>#REF!</text:p>
          </table:table-cell>
          <table:table-cell/>
          <table:table-cell table:formula="of:=[.C17]*[.G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3"/>
          <table:table-cell/>
          <table:table-cell table:formula="of:=[.C18]*#REF!" office:value-type="string" office:string-value="" calcext:value-type="error">
            <text:p>#REF!</text:p>
          </table:table-cell>
          <table:table-cell table:number-columns-repeated="2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string" office:string-value="" calcext:value-type="error">
            <text:p>#REF!</text:p>
          </table:table-cell>
          <table:table-cell/>
          <table:table-cell table:formula="of:=[.C18]*[.G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/>
          <table:table-cell table:formula="of:=[.C19]*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/>
          <table:table-cell table:formula="of:=[.C20]*[.G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/>
          <table:table-cell table:formula="of:=[.C21]*[.G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nesday - Day 24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/>
          <table:table-cell table:formula="of:=[.C22]*[.G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Front squat - 80% x 3 x 5</text:p>
          </table:table-cell>
          <table:table-cell office:value-type="float" office:value="0.8" calcext:value-type="float">
            <text:p>0.8</text:p>
          </table:table-cell>
          <table:table-cell table:formula="of:=[.C23]*['RM Table'.B10]" office:value-type="float" office:value="111.827956989247" calcext:value-type="float">
            <text:p>111.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15" calcext:value-type="float">
            <text:p>15</text:p>
          </table:table-cell>
          <table:table-cell table:formula="of:=[.C23]/['RM Table'.B34]" office:value-type="float" office:value="0.860215053763441" calcext:value-type="float">
            <text:p>0.86</text:p>
          </table:table-cell>
          <table:table-cell/>
          <table:table-cell table:formula="of:=[.F23]*[.E23]*[.D23]" office:value-type="float" office:value="1677.41935483871" calcext:value-type="float">
            <text:p>1677.41935483871</text:p>
          </table:table-cell>
          <table:table-cell/>
          <table:table-cell table:formula="of:=[.C23]*[.G23]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Snatch pull - 95% (of snatch) x 2 x 3</text:p>
          </table:table-cell>
          <table:table-cell office:value-type="float" office:value="0.85" calcext:value-type="float">
            <text:p>0.85</text:p>
          </table:table-cell>
          <table:table-cell table:formula="of:=[.C24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#REF!" office:value-type="string" office:string-value="" calcext:value-type="error">
            <text:p>#REF!</text:p>
          </table:table-cell>
          <table:table-cell/>
          <table:table-cell table:formula="of:=[.F24]*[.E24]*[.D24]" office:value-type="string" office:string-value="" calcext:value-type="error">
            <text:p>#REF!</text:p>
          </table:table-cell>
          <table:table-cell/>
          <table:table-cell table:formula="of:=[.C24]*[.G24]" office:value-type="float" office:value="10.2" calcext:value-type="float">
            <text:p>10.2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Jerk - max for day; 90% of that x 1 x 3</text:p>
          </table:table-cell>
          <table:table-cell office:value-type="float" office:value="0.7" calcext:value-type="float">
            <text:p>0.7</text:p>
          </table:table-cell>
          <table:table-cell table:formula="of:=[.C25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6" calcext:value-type="float">
            <text:p>6</text:p>
          </table:table-cell>
          <table:table-cell table:formula="of:=[.C25]/#REF!" office:value-type="string" office:string-value="" calcext:value-type="error">
            <text:p>#REF!</text:p>
          </table:table-cell>
          <table:table-cell/>
          <table:table-cell table:formula="of:=[.F25]*[.E25]*[.D25]" office:value-type="string" office:string-value="" calcext:value-type="error">
            <text:p>#REF!</text:p>
          </table:table-cell>
          <table:table-cell/>
          <table:table-cell table:formula="of:=[.C25]*[.G25]" office:value-type="float" office:value="4.2" calcext:value-type="float">
            <text:p>4.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C26]*#REF!" office:value-type="string" office:string-value="" calcext:value-type="error">
            <text:p>#REF!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6]*[.F26]" office:value-type="float" office:value="4" calcext:value-type="float">
            <text:p>4</text:p>
          </table:table-cell>
          <table:table-cell table:formula="of:=[.C26]/#REF!" office:value-type="string" office:string-value="" calcext:value-type="error">
            <text:p>#REF!</text:p>
          </table:table-cell>
          <table:table-cell/>
          <table:table-cell table:formula="of:=[.F26]*[.E26]*[.D26]" office:value-type="string" office:string-value="" calcext:value-type="error">
            <text:p>#REF!</text:p>
          </table:table-cell>
          <table:table-cell/>
          <table:table-cell table:formula="of:=[.C26]*[.G26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[.C27]*#REF!" office:value-type="string" office:string-value="" calcext:value-type="error">
            <text:p>#REF!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7]*[.F27]" office:value-type="float" office:value="4" calcext:value-type="float">
            <text:p>4</text:p>
          </table:table-cell>
          <table:table-cell table:formula="of:=[.C27]/#REF!" office:value-type="string" office:string-value="" calcext:value-type="error">
            <text:p>#REF!</text:p>
          </table:table-cell>
          <table:table-cell/>
          <table:table-cell table:formula="of:=[.F27]*[.E27]*[.D27]" office:value-type="string" office:string-value="" calcext:value-type="error">
            <text:p>#REF!</text:p>
          </table:table-cell>
          <table:table-cell/>
          <table:table-cell table:formula="of:=[.C27]*[.G27]" office:value-type="float" office:value="3.2" calcext:value-type="float">
            <text:p>3.2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/>
          <table:table-cell table:formula="of:=[.C28]*[.G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/>
          <table:table-cell table:formula="of:=[.C29]*[.G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Day 4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/>
          <table:table-cell table:formula="of:=[.C30]*[.G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/>
          <table:table-cell table:formula="of:=[.C31]*[.G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/>
          <table:table-cell table:formula="of:=[.C32]*[.G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Friday - Day 5</text:p>
          </table:table-cell>
          <table:table-cell table:number-columns-repeated="4"/>
          <table:table-cell table:formula="of:=[.E33]*[.F33]" office:value-type="float" office:value="0" calcext:value-type="float">
            <text:p>0</text:p>
          </table:table-cell>
          <table:table-cell table:number-columns-repeated="2"/>
          <table:table-cell table:formula="of:=[.F33]*[.E33]*[.D33]" office:value-type="float" office:value="0" calcext:value-type="float">
            <text:p>0</text:p>
          </table:table-cell>
          <table:table-cell/>
          <table:table-cell table:formula="of:=[.C33]*[.G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Overhead squat - max for day; 80% x 2</text:p>
          </table:table-cell>
          <table:table-cell office:value-type="float" office:value="0.65" calcext:value-type="float">
            <text:p>0.65</text:p>
          </table:table-cell>
          <table:table-cell table:formula="of:=[.C34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4]*[.F34]" office:value-type="float" office:value="15" calcext:value-type="float">
            <text:p>15</text:p>
          </table:table-cell>
          <table:table-cell table:number-columns-repeated="2"/>
          <table:table-cell table:formula="of:=[.F34]*[.E34]*[.D34]" office:value-type="string" office:string-value="" calcext:value-type="error">
            <text:p>#REF!</text:p>
          </table:table-cell>
          <table:table-cell/>
          <table:table-cell table:formula="of:=[.C34]*[.G34]" office:value-type="float" office:value="9.75" calcext:value-type="float">
            <text:p>9.75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Snatch - 70% x 2 x 5</text:p>
          </table:table-cell>
          <table:table-cell table:number-columns-repeated="4"/>
          <table:table-cell table:formula="of:=[.E35]*[.F35]" office:value-type="float" office:value="0" calcext:value-type="float">
            <text:p>0</text:p>
          </table:table-cell>
          <table:table-cell table:number-columns-repeated="2"/>
          <table:table-cell table:formula="of:=[.F35]*[.E35]*[.D35]" office:value-type="float" office:value="0" calcext:value-type="float">
            <text:p>0</text:p>
          </table:table-cell>
          <table:table-cell/>
          <table:table-cell table:formula="of:=[.C35]*[.G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3"/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6]*[.F36]" office:value-type="float" office:value="0" calcext:value-type="float">
            <text:p>0</text:p>
          </table:table-cell>
          <table:table-cell table:number-columns-repeated="2"/>
          <table:table-cell table:formula="of:=[.F36]*[.E36]*[.D36]" office:value-type="float" office:value="0" calcext:value-type="float">
            <text:p>0</text:p>
          </table:table-cell>
          <table:table-cell/>
          <table:table-cell table:formula="of:=[.C36]*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/>
          <table:table-cell table:formula="of:=[.C37]*[.G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/>
          <table:table-cell table:formula="of:=[.C38]*[.G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/>
          <table:table-cell table:formula="of:=[.C39]*[.G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/>
          <table:table-cell table:formula="of:=[.C40]*[.G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/>
          <table:table-cell table:formula="of:=[.C41]*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/>
          <table:table-cell table:formula="of:=[.C42]*[.G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/>
          <table:table-cell table:formula="of:=[.C43]*[.G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/>
          <table:table-cell table:formula="of:=[.C44]*[.G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/>
          <table:table-cell table:formula="of:=[.C45]*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/>
          <table:table-cell table:formula="of:=[.C46]*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C47]*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C48]*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C49]*[.G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C50]*[.G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C51]*[.G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C52]*[.G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C53]*[.G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C54]*[.G54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5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1016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Monday - Day 29 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Back squat - 90% x 2 x 2</text:p>
          </table:table-cell>
          <table:table-cell office:value-type="float" office:value="0.83" calcext:value-type="float">
            <text:p>0.83</text:p>
          </table:table-cell>
          <table:table-cell table:formula="of:=[.C9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*[.F9]" office:value-type="float" office:value="15" calcext:value-type="float">
            <text:p>15</text:p>
          </table:table-cell>
          <table:table-cell table:formula="of:=[.C9]/#REF!" office:value-type="string" office:string-value="" calcext:value-type="error">
            <text:p>#REF!</text:p>
          </table:table-cell>
          <table:table-cell/>
          <table:table-cell table:formula="of:=[.F9]*[.E9]*[.D9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pull - 90% (of snatch) x 2 x 2</text:p>
          </table:table-cell>
          <table:table-cell office:value-type="float" office:value="1.03" calcext:value-type="float">
            <text:p>1.03</text:p>
          </table:table-cell>
          <table:table-cell table:formula="of:=[.C10]*#REF!" office:value-type="string" office:string-value="" calcext:value-type="error">
            <text:p>#REF!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formula="of:=[.C10]/#REF!" office:value-type="string" office:string-value="" calcext:value-type="error">
            <text:p>#REF!</text:p>
          </table:table-cell>
          <table:table-cell/>
          <table:table-cell table:formula="of:=[.F10]*[.E10]*[.D10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Power jerk - 80% x 2 x 3</text:p>
          </table:table-cell>
          <table:table-cell office:value-type="float" office:value="0.76" calcext:value-type="float">
            <text:p>0.76</text:p>
          </table:table-cell>
          <table:table-cell table:formula="of:=[.C11]*#REF!" office:value-type="string" office:string-value="" calcext:value-type="error">
            <text:p>#REF!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#REF!" office:value-type="string" office:string-value="" calcext:value-type="error">
            <text:p>#REF!</text:p>
          </table:table-cell>
          <table:table-cell/>
          <table:table-cell table:formula="of:=[.F11]*[.E11]*[.D11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Tuesday - Day 30 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- (65% x 2, 70% x 2, 75% x 1) x 3</text:p>
          </table:table-cell>
          <table:table-cell office:value-type="float" office:value="0.4" calcext:value-type="float">
            <text:p>0.4</text:p>
          </table:table-cell>
          <table:table-cell table:formula="of:=[.C16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ean &amp; jerk - (65% x 2, 70% x 2, 75% x 1) x 3</text:p>
          </table:table-cell>
          <table:table-cell office:value-type="float" office:value="0.6" calcext:value-type="float">
            <text:p>0.6</text:p>
          </table:table-cell>
          <table:table-cell table:formula="of:=[.C17]*#REF!" office:value-type="string" office:string-value="" calcext:value-type="error">
            <text:p>#REF!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/>
          <table:table-cell table:formula="of:=[.C18]*#REF!" office:value-type="string" office:string-value="" calcext:value-type="error">
            <text:p>#REF!</text:p>
          </table:table-cell>
          <table:table-cell table:number-columns-repeated="2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Wednesday - Day 31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- 75% x 1, 78% x 1, 80% x 1, 75% x 1 x 2</text:p>
          </table:table-cell>
          <table:table-cell office:value-type="float" office:value="0.75" calcext:value-type="float">
            <text:p>0.75</text:p>
          </table:table-cell>
          <table:table-cell table:formula="of:=[.C23]*#REF!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20" calcext:value-type="float">
            <text:p>20</text:p>
          </table:table-cell>
          <table:table-cell table:formula="of:=[.C23]/#REF!" office:value-type="string" office:string-value="" calcext:value-type="error">
            <text:p>#REF!</text:p>
          </table:table-cell>
          <table:table-cell/>
          <table:table-cell table:formula="of:=[.F23]*[.E23]*[.D23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ean &amp; jerk - 75% x 1, 78% x 1, 80% x 1, 75% x 1 x 2</text:p>
          </table:table-cell>
          <table:table-cell office:value-type="float" office:value="0.85" calcext:value-type="float">
            <text:p>0.85</text:p>
          </table:table-cell>
          <table:table-cell table:formula="of:=[.C24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#REF!" office:value-type="string" office:string-value="" calcext:value-type="error">
            <text:p>#REF!</text:p>
          </table:table-cell>
          <table:table-cell/>
          <table:table-cell table:formula="of:=[.F24]*[.E24]*[.D2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Front squat - med/heavy single</text:p>
          </table:table-cell>
          <table:table-cell office:value-type="float" office:value="0.7" calcext:value-type="float">
            <text:p>0.7</text:p>
          </table:table-cell>
          <table:table-cell table:formula="of:=[.C25]*#REF!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6" calcext:value-type="float">
            <text:p>6</text:p>
          </table:table-cell>
          <table:table-cell table:formula="of:=[.C25]/#REF!" office:value-type="string" office:string-value="" calcext:value-type="error">
            <text:p>#REF!</text:p>
          </table:table-cell>
          <table:table-cell/>
          <table:table-cell table:formula="of:=[.F25]*[.E25]*[.D25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Kipping pull-ups - 3 x 65% of max consec reps/set</text:p>
          </table:table-cell>
          <table:table-cell office:value-type="float" office:value="0.75" calcext:value-type="float">
            <text:p>0.75</text:p>
          </table:table-cell>
          <table:table-cell table:formula="of:=[.C26]*#REF!" office:value-type="string" office:string-value="" calcext:value-type="error">
            <text:p>#REF!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6]*[.F26]" office:value-type="float" office:value="4" calcext:value-type="float">
            <text:p>4</text:p>
          </table:table-cell>
          <table:table-cell table:formula="of:=[.C26]/#REF!" office:value-type="string" office:string-value="" calcext:value-type="error">
            <text:p>#REF!</text:p>
          </table:table-cell>
          <table:table-cell/>
          <table:table-cell table:formula="of:=[.F26]*[.E26]*[.D2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[.C27]*#REF!" office:value-type="string" office:string-value="" calcext:value-type="error">
            <text:p>#REF!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7]*[.F27]" office:value-type="float" office:value="4" calcext:value-type="float">
            <text:p>4</text:p>
          </table:table-cell>
          <table:table-cell table:formula="of:=[.C27]/#REF!" office:value-type="string" office:string-value="" calcext:value-type="error">
            <text:p>#REF!</text:p>
          </table:table-cell>
          <table:table-cell/>
          <table:table-cell table:formula="of:=[.F27]*[.E27]*[.D2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Thursday - Day 32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- 60% x 1 x 3; 65% x 1 x 2; 70% x 1 x 3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ean &amp; jerk - 60% x 1 x 3; 65% x 1 x 2; 70% x 1 x 3</text:p>
          </table:table-cell>
          <table:table-cell table:number-columns-repeated="4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Friday - Day 5</text:p>
          </table:table-cell>
          <table:table-cell table:number-columns-repeated="4"/>
          <table:table-cell table:formula="of:=[.E34]*[.F34]" office:value-type="float" office:value="0" calcext:value-type="float">
            <text:p>0</text:p>
          </table:table-cell>
          <table:table-cell table:number-columns-repeated="2"/>
          <table:table-cell table:formula="of:=[.F34]*[.E34]*[.D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REST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3"/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7]*[.F47]" office:value-type="float" office:value="0" calcext:value-type="float">
            <text:p>0</text:p>
          </table:table-cell>
          <table:table-cell table:number-columns-repeated="2"/>
          <table:table-cell table:formula="of:=[.F47]*[.E47]*[.D47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0:47:30.932225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08:55.321907433</meta:creation-date>
    <dc:date>2018-05-03T22:20:08.886342077</dc:date>
    <meta:editing-duration>P1DT16H1M55S</meta:editing-duration>
    <meta:editing-cycles>4</meta:editing-cycles>
    <meta:generator>LibreOffice/5.2.7.2$Linux_X86_64 LibreOffice_project/20m0$Build-2</meta:generator>
    <meta:document-statistic meta:table-count="6" meta:cell-count="872" meta:object-count="0"/>
  </office:meta>
</office:document-meta>
</file>